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4"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5"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6"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7"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8"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9"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0"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1"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2" style:family="paragraph" style:parent-style-name="Standard">
      <style:text-properties style:font-name="calibri,arial" style:text-underline-style="none" fo:font-weight="bold" officeooo:rsid="00243276" officeooo:paragraph-rsid="00243276" style:font-weight-asian="bold" style:font-weight-complex="bold"/>
    </style:style>
    <style:style style:name="P13" style:family="paragraph" style:parent-style-name="Standard">
      <style:text-properties style:font-name="calibri,arial" style:text-underline-style="none" fo:font-weight="bold" officeooo:rsid="002514e6" officeooo:paragraph-rsid="002514e6" style:font-weight-asian="bold" style:font-weight-complex="bold"/>
    </style:style>
    <style:style style:name="P14" style:family="paragraph" style:parent-style-name="Standard">
      <style:text-properties style:font-name="calibri,arial" style:text-underline-style="none" fo:font-weight="bold" officeooo:rsid="00278958" officeooo:paragraph-rsid="00278958" style:font-weight-asian="bold" style:font-weight-complex="bold"/>
    </style:style>
    <style:style style:name="P15"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ents</text:p>
      <text:p text:style-name="P1">Slide Set 1</text:p>
      <text:p text:style-name="P3">Agents: Perceives its environment through sensors. Acts upon the env through actuators</text:p>
      <text:p text:style-name="P3">E.g. human has eyes, ears, etc. Has hands, legs etc as actuators</text:p>
      <text:p text:style-name="P3">Software agent has keystrokes, file contents. Can act by writing files</text:p>
      <text:p text:style-name="P3">Robotic agent has cameras etc., uses various motors</text:p>
      <text:p text:style-name="P15"/>
      <text:p text:style-name="P4">Situated within task environments. <text:span text:style-name="T1">Must be specified during design using PEAS</text:span></text:p>
      <text:p text:style-name="P5">Performance measure: Criteria to measure success of agent’s behaviour</text:p>
      <text:p text:style-name="P5">Environment: External environment that the agent inhabits</text:p>
      <text:p text:style-name="P5">Actuators: The means by which it acts within the env.</text:p>
      <text:p text:style-name="P5">Sensors: The means by which it senses the env</text:p>
      <text:p text:style-name="P5"/>
      <text:p text:style-name="P5">E.g. taxi driver. PM: Getting to the destination safely, legally, comfortably, quickly. Env: Roads, pedestrians, traffic. Actu: Brakes, steering, acceleration, indicating, display. Sensors: Camera, GPS, sonar, keyboard, speedometer, engine sensors</text:p>
      <text:p text:style-name="P5"/>
      <text:p text:style-name="P5">E.g. for medical diagnosis. PM: Health check, cost of treatments. Env: Patient’s symptoms, staff, hospital. Actuators: Display questions, tests, treatment, diagnoses. Sensors: Keyboard of symptoms, responses to questions &amp; findings</text:p>
      <text:p text:style-name="P5"/>
      <text:p text:style-name="P6"><text:span text:style-name="T5">Task environment properties</text:span>: fully/partially observable, deterministic/stochastic, episodic/sequential, static/dynamic, discrete/continous</text:p>
      <text:p text:style-name="P6"/>
      <text:p text:style-name="P6">Fully observable: Can fully obtain complete, up-to-date info about the current state. More convenient as no internal state needs to be maintained, including memory, to keep track. E.g. crossword puzzle, chess</text:p>
      <text:p text:style-name="P6">Partially observable examples: Driving a car, playing football, poker <text:span text:style-name="T2">(don’t know other cards)</text:span></text:p>
      <text:p text:style-name="P6"/>
      <text:p text:style-name="P7">Deterministic: <text:span text:style-name="T3">Any action has one guaranteed effect – no uncertainty about the state resulting from an action. E.g. crossword, chess</text:span></text:p>
      <text:p text:style-name="P8">Strategic: If the env. Is deterministic except for actions of the other agents</text:p>
      <text:p text:style-name="P8">Schotastic: Resulting state is not guaranteed. E.g. poker, medical diagnosis, driving a car (physical world)</text:p>
      <text:p text:style-name="P8"/>
      <text:p text:style-name="P8">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8"/>
      <text:p text:style-name="P9">Sequential: The episodes are linked. A current decision may affect any/all future decisions. E.g. car, crossword puzzle</text:p>
      <text:p text:style-name="P9"/>
      <text:p text:style-name="P9">Static: Remains unchanged while agent is deliberating. Env doesn’t have to be observed during deliberation, or worry about time elapsing. E.g. crossword, poker, backgammon</text:p>
      <text:p text:style-name="P9"/>
      <text:p text:style-name="P9">Dynamic: Other processes are operating, so the state changes while agent is deliberating. E.g. medical diag, phsyical world</text:p>
      <text:p text:style-name="P9"/>
      <text:p text:style-name="P9"><text:soft-page-break/>Discrete: Has a fixed, finite number of distinct states. Distinction applies to env state, manner of time handling, perceptions and actions of the agent. E.g. crossword, chess</text:p>
      <text:p text:style-name="P9"/>
      <text:p text:style-name="P9">Continous: More challenging. E.g. car, medical diag</text:p>
      <text:p text:style-name="P9"/>
      <text:p text:style-name="P12">Agent properties</text:p>
      <text:p text:style-name="P12"><text:span text:style-name="T6"/></text:p>
      <text:p text:style-name="P12"><text:span text:style-name="T6">Agents classified by how percepts are mapped to the actions. Basic types of agents include: simple reflex, model-based reflex, goal-based, utility-based, learning</text:span></text:p>
      <text:p text:style-name="P12"><text:span text:style-name="T6"/></text:p>
      <text:p text:style-name="P12"><text:span text:style-name="T6">Simple reflex: Select actions based on current percept, doesn’t consider percept history. Implemented with conditionals (if… then… ). Simple to implement, limited intelligence</text:span></text:p>
      <text:p text:style-name="P12"><text:span text:style-name="T6"/></text:p>
      <text:p text:style-name="P13"><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3"><text:span text:style-name="T7"/></text:p>
      <text:p text:style-name="P14"><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9"/>
      <text:p text:style-name="P10">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9"/>
      <text:p text:style-name="P11">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1"/>
      <text:p text:style-name="P1">Slide Set 2</text:p>
      <text:p text:style-name="P1"/>
      <text:p text:style-name="P1">Slide Set 3</text:p>
      <text:p text:style-name="P1"/>
      <text:p text:style-name="P1">Slide Set 4</text:p>
      <text:p text:style-name="P1"/>
      <text:p text:style-name="P1"/>
      <text:p text:style-name="P2">Logic</text:p>
      <text:p text:style-name="P1">Slide Set 1</text:p>
      <text:p text:style-name="P1"/>
      <text:p text:style-name="P1">Slide Set 2</text:p>
      <text:p text:style-name="P1"/>
      <text:p text:style-name="P1"/>
      <text:p text:style-name="P2"><text:soft-page-break/>Uncertainty</text:p>
      <text:p text:style-name="P1">Slide Set 1</text:p>
      <text:p text:style-name="P1"/>
      <text:p text:style-name="P1">Slide Set 2</text:p>
      <text:p text:style-name="P1"/>
      <text:p text:style-name="P1"/>
      <text:p text:style-name="P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7T20:38:53.949042632</dc:date>
    <meta:editing-duration>PT1H22M52S</meta:editing-duration>
    <meta:editing-cycles>17</meta:editing-cycles>
    <meta:document-statistic meta:table-count="0" meta:image-count="0" meta:object-count="0" meta:page-count="3" meta:paragraph-count="45" meta:word-count="643" meta:character-count="4469" meta:non-whitespace-character-count="3866"/>
  </office:meta>
</office:document-meta>
</file>